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2538"/>
    </style:style>
    <style:style style:name="P2" style:family="paragraph" style:parent-style-name="Standard">
      <style:text-properties officeooo:rsid="0019d3db" officeooo:paragraph-rsid="0019d3db"/>
    </style:style>
    <style:style style:name="T1" style:family="text">
      <style:text-properties officeooo:rsid="00182538"/>
    </style:style>
    <style:style style:name="T2" style:family="text">
      <style:text-properties officeooo:rsid="001b1a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ECHA DE PROCESO: 24/04/25 <text:s text:c="20"/></text:p>
      <text:p text:style-name="P1">SUCURSAL: 01 <text:s text:c="34"/></text:p>
      <text:p text:style-name="P1"><text:s text:c="3"/>TIPO CUENTA: 01 <text:s text:c="2"/>TOTAL: <text:s text:c="4"/>1350,50 <text:s text:c="7"/></text:p>
      <text:p text:style-name="Standard"><text:s text:c="3"/>TIPO CUENTA: 02 <text:s text:c="2"/>TOTAL: <text:s text:c="5"/>300,40 <text:s text:c="7"/></text:p>
      <text:p text:style-name="Standard"><text:s text:c="3"/>TIPO CUENTA: 03 <text:s text:c="2"/>TOTAL: <text:s text:c="3"/>20150,60 <text:s text:c="7"/></text:p>
      <text:p text:style-name="Standard">TOTAL SUCURSAL: <text:s text:c="4"/><text:span text:style-name="T1">21801,50</text:span> <text:s text:c="17"/></text:p>
      <text:p text:style-name="P1"/>
      <text:p text:style-name="P1">SUCURSAL: 02 <text:s text:c="34"/></text:p>
      <text:p text:style-name="Standard"><text:s text:c="3"/>TIPO CUENTA: 01 <text:s text:c="2"/>TOTAL: <text:s text:c="4"/>1500,00 <text:s text:c="7"/></text:p>
      <text:p text:style-name="Standard"><text:s text:c="3"/>TIPO CUENTA: 02 <text:s text:c="2"/>TOTAL: <text:s text:c="5"/>350,10 <text:s text:c="7"/></text:p>
      <text:p text:style-name="Standard"><text:s text:c="3"/>TIPO CUENTA: 03 <text:s text:c="2"/>TOTAL: <text:s text:c="3"/>30150,50 <text:s text:c="7"/></text:p>
      <text:p text:style-name="Standard">TOTAL SUCURSAL: <text:s text:c="4"/><text:span text:style-name="T1">32000,60</text:span> <text:s text:c="19"/></text:p>
      <text:p text:style-name="Standard"><text:s text:c="47"/></text:p>
      <text:p text:style-name="Standard">SUCURSAL: 45 <text:s text:c="34"/></text:p>
      <text:p text:style-name="Standard"><text:s text:c="3"/>TIPO CUENTA: 02 <text:s text:c="2"/>TOTAL: <text:s text:c="5"/>410,00 <text:s text:c="7"/></text:p>
      <text:p text:style-name="Standard">TOTAL SUCURSAL: <text:s text:c="5"/>410,00 <text:s text:c="19"/></text:p>
      <text:p text:style-name="Standard"><text:s text:c="47"/></text:p>
      <text:p text:style-name="Standard">SUCURSAL: 49 <text:s text:c="34"/></text:p>
      <text:p text:style-name="Standard"><text:s text:c="3"/>TIPO CUENTA: 02 <text:s text:c="2"/>TOTAL: <text:s text:c="3"/>33450,00 <text:s text:c="7"/></text:p>
      <text:p text:style-name="Standard">TOTAL SUCURSAL: <text:s text:c="3"/>33450,00 <text:s text:c="19"/></text:p>
      <text:p text:style-name="Standard"><text:s text:c="47"/></text:p>
      <text:p text:style-name="Standard"><text:s text:c="47"/></text:p>
      <text:p text:style-name="Standard">TOTAL GENERAL DE IMPORTES <text:s text:c="21"/></text:p>
      <text:p text:style-name="Standard">TOTAL GENERAL: <text:s text:c="3"/><text:span text:style-name="T1">87662,10</text:span> <text:s text:c="20"/></text:p>
      <text:p text:style-name="Standard"><text:s text:c="47"/></text:p>
      <text:p text:style-name="Standard">REGISTROS PROCESADOS: <text:s text:c="2"/>10 <text:s text:c="20"/></text:p>
      <text:p text:style-name="Standard"/>
      <text:p text:style-name="P2">NREG<text:tab/> <text:s text:c="6"/>SUC <text:s text:c="4"/>IMPORTE<text:tab/><text:tab/><text:tab/><text:span text:style-name="T2">TIPC1<text:tab/></text:span></text:p>
      <text:p text:style-name="Standard"><text:s/>000001 <text:s text:c="8"/>01 <text:s text:c="4"/>0000150.50 <text:tab/>AL <text:s text:c="19"/>01 <text:s text:c="11"/>1 <text:s text:c="3"/></text:p>
      <text:p text:style-name="Standard"><text:s/>000002 <text:s text:c="8"/>01 <text:s text:c="4"/>0001200.00 <text:tab/>NO <text:s text:c="19"/>01 <text:s text:c="11"/>2 <text:s text:c="3"/></text:p>
      <text:p text:style-name="Standard"><text:s/>000003 <text:s text:c="8"/>01 <text:s text:c="4"/>0000300.40 <text:tab/>BA <text:s text:c="19"/>02 <text:s text:c="11"/>1 <text:s text:c="3"/></text:p>
      <text:p text:style-name="Standard"><text:s/>000004 <text:s text:c="8"/>01 <text:s text:c="4"/>0020150.60 <text:tab/>BA <text:s text:c="19"/>03 <text:s text:c="11"/>1 <text:s text:c="3"/></text:p>
      <text:p text:style-name="Standard"><text:s/>000005 <text:s text:c="8"/>02 <text:s text:c="4"/>0030150.50 <text:tab/>NO <text:s text:c="19"/>03 <text:s text:c="11"/>2 <text:s text:c="3"/></text:p>
      <text:p text:style-name="Standard"><text:s/>000006 <text:s text:c="8"/>02 <text:s text:c="4"/>0001500.00 <text:tab/>AL <text:s text:c="19"/>01 <text:s text:c="11"/>1 <text:s text:c="3"/></text:p>
      <text:p text:style-name="Standard"><text:s/>000007 <text:s text:c="8"/>02 <text:s text:c="4"/>0000350.10 <text:tab/>AL <text:s text:c="19"/>02 <text:s text:c="11"/>1 <text:s text:c="3"/></text:p>
      <text:p text:style-name="Standard"><text:s/>000008 <text:s text:c="8"/>45 <text:s text:c="4"/>0000180.00 <text:tab/>NO <text:s text:c="19"/>02 <text:s text:c="11"/>1 <text:s text:c="3"/></text:p>
      <text:p text:style-name="Standard"><text:s/>000009 <text:s text:c="8"/>45 <text:s text:c="4"/>0000230.00 <text:tab/>NO <text:s text:c="19"/>02 <text:s text:c="11"/>2 <text:s text:c="3"/></text:p>
      <text:p text:style-name="Standard"><text:s/>000010 <text:s text:c="8"/>49 <text:s text:c="4"/>0033450.00 <text:tab/>NO <text:s text:c="19"/>02 <text:s text:c="11"/>2 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2:56:20.605931235</meta:creation-date>
    <dc:date>2025-04-24T23:57:12.476329866</dc:date>
    <meta:editing-duration>PT7H11M2S</meta:editing-duration>
    <meta:editing-cycles>1</meta:editing-cycles>
    <meta:document-statistic meta:table-count="0" meta:image-count="0" meta:object-count="0" meta:page-count="1" meta:paragraph-count="36" meta:word-count="138" meta:character-count="1971" meta:non-whitespace-character-count="675"/>
    <meta:generator>LibreOffice/7.3.7.2$Linux_X86_64 LibreOffice_project/30$Build-2</meta:generator>
  </office:meta>
</office:document-meta>
</file>